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3.323cm"/>
    </style:style>
    <style:style style:name="co2" style:family="table-column">
      <style:table-column-properties fo:break-before="auto" style:column-width="3.932cm"/>
    </style:style>
    <style:style style:name="co3" style:family="table-column">
      <style:table-column-properties fo:break-before="auto" style:column-width="4.06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fo:font-size="14pt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table:number-columns-spanned="3" table:number-rows-spanned="1">
            <text:p>WBVersSummeInvaliditaet 2008-09</text:p>
          </table:table-cell>
          <table:covered-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Altersgruppe</text:p>
          </table:table-cell>
          <table:table-cell office:value-type="string">
            <text:p>versSummeMin</text:p>
          </table:table-cell>
          <table:table-cell office:value-type="string">
            <text:p>versSummeMax</text:p>
          </table:table-cell>
        </table:table-row>
        <table:table-row table:style-name="ro1">
          <table:table-cell table:style-name="ce2" office:value-type="string">
            <text:p>K</text:p>
          </table:table-cell>
          <table:table-cell table:style-name="ce2" office:value-type="string">
            <text:p>2000EUR</text:p>
          </table:table-cell>
          <table:table-cell table:style-name="ce2" office:value-type="string">
            <text:p>100000EUR</text:p>
          </table:table-cell>
        </table:table-row>
        <table:table-row table:style-name="ro1">
          <table:table-cell table:style-name="ce2" office:value-type="string">
            <text:p>E25</text:p>
          </table:table-cell>
          <table:table-cell table:style-name="ce2" office:value-type="string">
            <text:p>5000EUR</text:p>
          </table:table-cell>
          <table:table-cell table:style-name="ce2" office:value-type="string">
            <text:p>250000EUR</text:p>
          </table:table-cell>
        </table:table-row>
        <table:table-row table:style-name="ro1">
          <table:table-cell table:style-name="ce2" office:value-type="string">
            <text:p>E35</text:p>
          </table:table-cell>
          <table:table-cell table:style-name="ce2" office:value-type="string">
            <text:p>5001EUR</text:p>
          </table:table-cell>
          <table:table-cell table:style-name="ce2" office:value-type="string">
            <text:p>250000EUR</text:p>
          </table:table-cell>
        </table:table-row>
        <table:table-row table:style-name="ro1">
          <table:table-cell table:style-name="ce2" office:value-type="string">
            <text:p>E50</text:p>
          </table:table-cell>
          <table:table-cell table:style-name="ce2" office:value-type="string">
            <text:p>5002EUR</text:p>
          </table:table-cell>
          <table:table-cell table:style-name="ce2" office:value-type="string">
            <text:p>250000EUR</text:p>
          </table:table-cell>
        </table:table-row>
        <table:table-row table:style-name="ro1">
          <table:table-cell table:style-name="ce2" office:value-type="string">
            <text:p>S65</text:p>
          </table:table-cell>
          <table:table-cell table:style-name="ce2" office:value-type="string">
            <text:p>5003EUR</text:p>
          </table:table-cell>
          <table:table-cell table:style-name="ce2" office:value-type="string">
            <text:p>100000EUR</text:p>
          </table:table-cell>
        </table:table-row>
        <table:table-row table:style-name="ro1">
          <table:table-cell table:style-name="ce2" office:value-type="string">
            <text:p>S85</text:p>
          </table:table-cell>
          <table:table-cell table:style-name="ce2" office:value-type="string">
            <text:p>5004EUR</text:p>
          </table:table-cell>
          <table:table-cell table:style-name="ce2" office:value-type="string">
            <text:p>100000EUR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table:number-columns-spanned="3" table:number-rows-spanned="1">
            <text:p>WBVersSummeInvaliditaet 2009-06</text:p>
          </table:table-cell>
          <table:covered-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Altersgruppe</text:p>
          </table:table-cell>
          <table:table-cell office:value-type="string">
            <text:p>versSummeMin</text:p>
          </table:table-cell>
          <table:table-cell office:value-type="string">
            <text:p>versSummeMax</text:p>
          </table:table-cell>
        </table:table-row>
        <table:table-row table:style-name="ro1">
          <table:table-cell office:value-type="string">
            <text:p>K</text:p>
          </table:table-cell>
          <table:table-cell office:value-type="string">
            <text:p>2000EUR</text:p>
          </table:table-cell>
          <table:table-cell office:value-type="string">
            <text:p>150000EUR</text:p>
          </table:table-cell>
        </table:table-row>
        <table:table-row table:style-name="ro1">
          <table:table-cell office:value-type="string">
            <text:p>E25</text:p>
          </table:table-cell>
          <table:table-cell office:value-type="string">
            <text:p>5000EUR</text:p>
          </table:table-cell>
          <table:table-cell office:value-type="string">
            <text:p>300000EUR</text:p>
          </table:table-cell>
        </table:table-row>
        <table:table-row table:style-name="ro1">
          <table:table-cell office:value-type="string">
            <text:p>E35</text:p>
          </table:table-cell>
          <table:table-cell office:value-type="string">
            <text:p>5000EUR</text:p>
          </table:table-cell>
          <table:table-cell office:value-type="string">
            <text:p>300000EUR</text:p>
          </table:table-cell>
        </table:table-row>
        <table:table-row table:style-name="ro1">
          <table:table-cell office:value-type="string">
            <text:p>E50</text:p>
          </table:table-cell>
          <table:table-cell office:value-type="string">
            <text:p>5000EUR</text:p>
          </table:table-cell>
          <table:table-cell office:value-type="string">
            <text:p>300000EUR</text:p>
          </table:table-cell>
        </table:table-row>
        <table:table-row table:style-name="ro1">
          <table:table-cell office:value-type="string">
            <text:p>S65</text:p>
          </table:table-cell>
          <table:table-cell office:value-type="string">
            <text:p>5000EUR</text:p>
          </table:table-cell>
          <table:table-cell office:value-type="string">
            <text:p>150000EUR</text:p>
          </table:table-cell>
        </table:table-row>
        <table:table-row table:style-name="ro1">
          <table:table-cell office:value-type="string">
            <text:p>S85</text:p>
          </table:table-cell>
          <table:table-cell office:value-type="string">
            <text:p>5000EUR</text:p>
          </table:table-cell>
          <table:table-cell office:value-type="string">
            <text:p>150000EUR</text:p>
          </table:table-cell>
        </table:table-row>
      </table:table>
      <table:table table:name="Tabelle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27">27.07.2008</text:date>, <text:time>15:34:1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peter erzberger</meta:initial-creator>
    <meta:creation-date>2008-07-24T08:06:24</meta:creation-date>
    <dc:creator>peter erzberger</dc:creator>
    <dc:date>2008-07-27T15:34:12</dc:date>
    <dc:language>de-DE</dc:language>
    <meta:editing-cycles>11</meta:editing-cycles>
    <meta:editing-duration>PT4H35M42S</meta:editing-duration>
    <meta:user-defined meta:name="Info 1"/>
    <meta:user-defined meta:name="Info 2"/>
    <meta:user-defined meta:name="Info 3"/>
    <meta:user-defined meta:name="Info 4"/>
    <meta:document-statistic meta:table-count="3" meta:cell-count="44"/>
  </office:meta>
</office:document-meta>
</file>